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718" officeooo:paragraph-rsid="000f8718"/>
    </style:style>
    <style:style style:name="P2" style:family="paragraph" style:parent-style-name="Standard">
      <style:text-properties officeooo:paragraph-rsid="000f8718"/>
    </style:style>
    <style:style style:name="T1" style:family="text">
      <style:text-properties officeooo:rsid="000f8718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CONFIGURE OMAHA</text:p>
      <text:p text:style-name="P1"/>
      <text:p text:style-name="P2"><text:span text:style-name="T1">1) git clone </text:span><text:span text:style-name="T2">https://github.com/kshd97/omaha.git</text:span></text:p>
      <text:p text:style-name="P1">2) cd omaha</text:p>
      <text:p text:style-name="P1">3) npm instal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9:33:40.096410518</meta:creation-date>
    <dc:date>2018-05-10T19:34:59.574083334</dc:date>
    <meta:editing-duration>PT1M21S</meta:editing-duration>
    <meta:editing-cycles>1</meta:editing-cycles>
    <meta:document-statistic meta:table-count="0" meta:image-count="0" meta:object-count="0" meta:page-count="1" meta:paragraph-count="4" meta:word-count="14" meta:character-count="98" meta:non-whitespace-character-count="87"/>
    <meta:generator>LibreOffice/5.1.6.2$Linux_X86_64 LibreOffice_project/10m0$Build-2</meta:generator>
  </office:meta>
</office:document-meta>
</file>